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weight="bold"/>
    </style:style>
    <style:style style:name="P2" style:family="paragraph" style:parent-style-name="Heading_20_3">
      <style:text-properties fo:font-weight="bold" officeooo:rsid="00003cf5" officeooo:paragraph-rsid="00003cf5"/>
    </style:style>
    <style:style style:name="P3" style:family="paragraph" style:parent-style-name="Standard">
      <style:text-properties officeooo:rsid="000073df" officeooo:paragraph-rsid="000073df"/>
    </style:style>
    <style:style style:name="P4" style:family="paragraph" style:parent-style-name="Text_20_body">
      <style:text-properties loext:padding="0.049cm" loext:border="0.06pt solid #e1e5eb"/>
    </style:style>
    <style:style style:name="P5" style:family="paragraph" style:parent-style-name="Text_20_body" style:list-style-name="L2">
      <style:paragraph-properties fo:margin-top="0cm" fo:margin-bottom="0cm" loext:contextual-spacing="false" fo:padding="0.049cm" fo:border="0.06pt solid #e1e5eb"/>
    </style:style>
    <style:style style:name="P6" style:family="paragraph" style:parent-style-name="Text_20_body" style:list-style-name="L2">
      <style:paragraph-properties fo:margin-top="0cm" fo:margin-bottom="0cm" loext:contextual-spacing="false" fo:padding="0.049cm" fo:border="0.06pt solid #e1e5eb"/>
      <style:text-properties officeooo:paragraph-rsid="000073df"/>
    </style:style>
    <style:style style:name="P7" style:family="paragraph" style:parent-style-name="Text_20_body">
      <style:paragraph-properties fo:margin-top="0cm" fo:margin-bottom="0cm" loext:contextual-spacing="false" fo:padding="0.049cm" fo:border="0.06pt solid #e1e5eb"/>
      <style:text-properties officeooo:rsid="00003cf5" officeooo:paragraph-rsid="00003cf5"/>
    </style:style>
    <style:style style:name="P8" style:family="paragraph" style:parent-style-name="Text_20_body">
      <style:paragraph-properties fo:margin-top="0cm" fo:margin-bottom="0cm" loext:contextual-spacing="false" fo:padding="0.049cm" fo:border="0.06pt solid #e1e5eb"/>
      <style:text-properties officeooo:paragraph-rsid="00003cf5"/>
    </style:style>
    <style:style style:name="P9" style:family="paragraph" style:parent-style-name="Text_20_body">
      <style:paragraph-properties fo:margin-top="0cm" fo:margin-bottom="0cm" loext:contextual-spacing="false" fo:padding="0.049cm" fo:border="0.06pt solid #e1e5eb"/>
      <style:text-properties officeooo:rsid="000073df" officeooo:paragraph-rsid="000073df"/>
    </style:style>
    <style:style style:name="P10" style:family="paragraph" style:parent-style-name="Text_20_body" style:list-style-name="L2">
      <style:paragraph-properties fo:margin-left="0cm" fo:margin-right="0cm" fo:margin-top="0cm" fo:margin-bottom="0cm" loext:contextual-spacing="false" fo:text-indent="0cm" style:auto-text-indent="false" fo:padding="0.049cm" fo:border="0.06pt solid #e1e5eb"/>
      <style:text-properties officeooo:paragraph-rsid="00003cf5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e1e5eb"/>
      <style:text-properties officeooo:rsid="00003cf5" officeooo:paragraph-rsid="00003cf5"/>
    </style:style>
    <style:style style:name="T1" style:family="text">
      <style:text-properties loext:padding="0.049cm" loext:border="0.06pt solid #e1e5eb"/>
    </style:style>
    <style:style style:name="T2" style:family="text">
      <style:text-properties fo:color="#e83e8c" style:font-name="SFMono-Regular" fo:font-size="10.5pt" loext:padding="0.049cm" loext:border="0.06pt solid #e1e5eb"/>
    </style:style>
    <style:style style:name="T3" style:family="text">
      <style:text-properties officeooo:rsid="00003cf5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03cf5" style:font-style-asian="italic" style:font-style-complex="italic"/>
    </style:style>
    <style:style style:name="T6" style:family="text">
      <style:text-properties fo:font-style="italic" officeooo:rsid="000073df" style:font-style-asian="italic" style:font-style-complex="italic"/>
    </style:style>
    <style:style style:name="T7" style:family="text">
      <style:text-properties fo:font-style="italic" officeooo:rsid="00010dba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03cf5" style:font-style-asian="normal" style:font-style-complex="normal"/>
    </style:style>
    <style:style style:name="T10" style:family="text">
      <style:text-properties fo:font-style="normal" officeooo:rsid="000073df" style:font-style-asian="normal" style:font-style-complex="normal"/>
    </style:style>
    <style:style style:name="T11" style:family="text">
      <style:text-properties fo:font-style="normal" officeooo:rsid="00010dba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Bloco 9 - Dia 2</text:h>
      <text:h text:style-name="P1" text:outline-level="3"><text:bookmark text:name="para-fixar"/>Para fixar</text:h>
      <text:p text:style-name="P4">Responda às perguntas a seguir para ter certeza de que você entendeu os textos. Discuta a resposta com o restante da turma (que tal uma pessoa abrir uma conversa no Slack para conversarem a respeito?!). Se bater alguma dúvida, volte aos textos!</text:p>
      <text:list xml:id="list446877802" text:style-name="L2">
        <text:list-item>
          <text:p text:style-name="P10">O que é um código que é executado de modo assíncrono? Qual é a diferença disso para um código que é executado de modo síncrono?</text:p>
        </text:list-item>
      </text:list>
      <text:p text:style-name="P11">R: Um código executado de modo assíncrono é enviado para uma área especial e a fila de execuções síncronas continua correndo. Quando a função assíncrona termina sua execução, ela volta para a fila para “entregar seu retorno”</text:p>
      <text:p text:style-name="P11"/>
      <text:list xml:id="list223230626428826" text:continue-numbering="true" text:style-name="L2">
        <text:list-item>
          <text:p text:style-name="P5">Quando você tem que enfileirar várias <text:span text:style-name="Emphasis"><text:span text:style-name="T1">callbacks </text:span></text:span>, que problema surge?</text:p>
        </text:list-item>
      </text:list>
      <text:p text:style-name="P8"><text:span text:style-name="T3">R: Enfileirar várias </text:span><text:span text:style-name="T5">callbacks</text:span><text:span text:style-name="T9"> causa o chamado </text:span><text:span text:style-name="T5">callbacks hell</text:span><text:span text:style-name="T9"> que é quando a sequência de </text:span><text:span text:style-name="T5">callbacks</text:span><text:span text:style-name="T9"> cresce de forma descontrolada e ficamos com inumerosas funções por serem fechadas umas dentro das outras.</text:span></text:p>
      <text:p text:style-name="P7"/>
      <text:list xml:id="list223231103244794" text:continue-numbering="true" text:style-name="L2">
        <text:list-item>
          <text:p text:style-name="P5">Por que as <text:span text:style-name="Emphasis"><text:span text:style-name="T1">Promises </text:span></text:span>são uma forma de resolver esse problema?</text:p>
        </text:list-item>
      </text:list>
      <text:p text:style-name="P7">R: As <text:span text:style-name="T4">Promises</text:span><text:span text:style-name="T8"> são funções que se comportam parecido com as que já conhecemos, mas são específicas para </text:span><text:span text:style-name="T10">lidarmos com assincronia, pois têm 3 pontos de destaque: 1) são assíncronas, tendo espaço especial para execução sem que travem o fluxo de outras funções; 2) têm “superpoderes”, funções extras que facilitam o controle do fluxo assíncrono, e; 3) são construídas de forma distinta: para criar novas </text:span><text:span text:style-name="T6">Promises</text:span><text:span text:style-name="T10">, usamos um Construtor.</text:span></text:p>
      <text:p text:style-name="P7"/>
      <text:list xml:id="list223230780544508" text:continue-numbering="true" text:style-name="L2">
        <text:list-item>
          <text:p text:style-name="P6">Quando você vai se comunicar com uma <text:span text:style-name="Emphasis"><text:span text:style-name="T1">API </text:span></text:span>, tal comunicação deve ser síncrona ou assíncrona? Lembre-se de que o serviço ao qual você está se conectando pode demorar muito ou pouco para dar retorno, pode estar fora do ar etc.</text:p>
        </text:list-item>
      </text:list>
      <text:p text:style-name="P9">R: A comunicação com APIs deve ser feita de forma assíncrona.</text:p>
      <text:p text:style-name="P9"/>
      <text:list xml:id="list223231447734567" text:continue-numbering="true" text:style-name="L2">
        <text:list-item>
          <text:p text:style-name="P5">Dada a resposta anterior, o que é <text:span text:style-name="Source_20_Text"><text:span text:style-name="T2">fetch</text:span></text:span> e para que ele serve?</text:p>
        </text:list-item>
      </text:list>
      <text:p text:style-name="P3">R: <text:span text:style-name="T7">fetch</text:span><text:span text:style-name="T11"> é uma função primária da </text:span><text:span text:style-name="T7">Fetch API</text:span><text:span text:style-name="T11">, assíncrona e baseada em uma </text:span><text:span text:style-name="T7">promise</text:span><text:span text:style-name="T11">, e serve para fazer chamadas (enviar requisições) às APIs através das URLs e também possui ferramentas para tratar os dados recebidos e devolvê-los, além de lidar com possíveis err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2T22:15:20.162191322</meta:creation-date>
    <dc:date>2022-01-12T22:32:28.384829307</dc:date>
    <meta:editing-duration>PT6M5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348" meta:character-count="2005" meta:non-whitespace-character-count="1675"/>
  </office:meta>
</office:document-meta>
</file>